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mes.setAttribute( String ke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getMailServers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mes.initializeServices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James.isLocalEmail( MailAddress mailAddr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mes.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remove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getUserInbox( String user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ames.sendMail( MailAddress sender , Collection recipients , Mime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setFileSystem( FileSystem 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mes.log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sendMail( MailAddress sender , Collection recipients , MimeMessage message ,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mes.getSMTPHostAddresses( String domain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mes.service( ServiceManager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mes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getPostm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getMailet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mes.setLocalusers( UsersRepository local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sendMail( Mime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mes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addUser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getDefaultDomai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mes.bounce( Mail mail , String message , MailAddress bounc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mes.initializeServernamesAndPostmaster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ames.getAttribut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mes.isLocalServer( final String serv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mes.getHello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mes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setStore( Store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rawBounce( Mail mail , String bounce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mes.initialize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8">
            <text:p text:style-name="Table_20_Contents">8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James.supportVirtualHo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mes.initializeLocalDeliveryMai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mes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storeMail( MailAddress sender , MailAddress recipient , MimeMessage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mes.sendMail( Mail 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mes.lookupDNSServ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mes.bounce( Mail mail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isLocalUser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mes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mes.setSpool( SpoolRepository s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.sendMail( MailAddress sender , Collection recipients , InputStream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mes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